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t 4</text:p>
      <text:p text:style-name="Standard"/>
      <text:p text:style-name="Standard">A. Without Port Mirroring</text:p>
      <text:p text:style-name="Standard"/>
      <text:p text:style-name="P1">What does this analyzer offer in addition to the TCPdump features?. Why do we need to pay for it?</text:p>
      <text:p text:style-name="Standard"/>
      <text:p text:style-name="Standard">It offers more features than TCPdump: nodes discovery, better statistics, graphical interface, etc.<text:line-break/>So we should pay for it if we were looking for a more complex tool, but there may be some equivalent free software tools.</text:p>
      <text:p text:style-name="Standard"/>
      <text:p text:style-name="P1">Why do we use a normal Ethernet cable, not a crossed one here?</text:p>
      <text:p text:style-name="Standard"/>
      <text:p text:style-name="Standard">It is usually necessary to use a crossed one when we connect two entities of the same kind (for instance two computers) to detect who is the sender and who is the receiver.</text:p>
      <text:p text:style-name="Standard">But in the case of these two switches, they have an internal auto-detect signal which allows to connect them with a normal cable.</text:p>
      <text:p text:style-name="Standard"/>
      <text:p text:style-name="P1">Can you observe traffic initiated by both machines?. If so, justify your answer. If not, which machines own the observed traffic?.</text:p>
      <text:p text:style-name="Standard"/>
      <text:p text:style-name="Standard">No, we cannot see the traffic because we are connected trough a switch. A switch does not repeat the packet to all of its ports as a HUB does, rather it reads the destination address and send the package only to the suitable host.</text:p>
      <text:p text:style-name="Standard"/>
      <text:p text:style-name="Standard">The machine which owns the observed traffic is the machine which we are using to execute Network Analyzer.</text:p>
      <text:p text:style-name="Standard"/>
      <text:p text:style-name="P1">How many computers are show here?. Does this result contradict the answer in the previous step?. Why?.</text:p>
      <text:p text:style-name="Standard"/>
      <text:p text:style-name="Standard">We can see more than 400 machines. This does not contradict the previous answer because we can see the broadcast traffic, and the tool use this kind of traffic to show the number of nodes. The switch does not send the specific packages if we are not that specific host, but the switch sends the broadcast traffic to all the ports.</text:p>
      <text:p text:style-name="Standard"/>
      <text:p text:style-name="Standard"/>
      <text:p text:style-name="Standard">B. With Port Mirroring</text:p>
      <text:p text:style-name="Standard"/>
      <text:p text:style-name="P1">Observed the generated HTTP traffic. What is different now?.</text:p>
      <text:p text:style-name="Standard"/>
      <text:p text:style-name="Standard"><text:soft-page-break/>Now we can see the HTTP traffic of the other nodes because the switch is mirroring the ports.</text:p>
      <text:p text:style-name="Standard"/>
      <text:p text:style-name="Standard"/>
      <text:p text:style-name="P1">Discuss about the equipment, connectivity and applications sharing an internet connection.</text:p>
      <text:p text:style-name="Standard"/>
      <text:p text:style-name="Standard">It is very important to use security and encryption methods when we are working with sensible data. For instance, if we are going to make a connection with a bank and we are going to type our credit card number and code, we should be sure that the sever provides us any kind of security protocol as SSL. </text:p>
      <text:p text:style-name="Standard">This is critical because our packages can be captured. We are going to discuss on the basis of this critical example.</text:p>
      <text:p text:style-name="Standard"/>
      <text:p text:style-name="Standard">HUB vs SWITCH</text:p>
      <text:p text:style-name="Standard"/>
      <text:p text:style-name="Standard">In the case of the HUB our HTTP traffic could be captured by the people who are sharing our connection (and by everybody in the path), so if the website does not provide an encryption service, our code could be captured in the HTTP package. For instance if we write it through a form, and the data is send to the server in a POST request.</text:p>
      <text:p text:style-name="Standard"/>
      <text:p text:style-name="Standard">In the case of the SWITCH the people who are sharing our connection will not see the traffic which is not broadcast; but anyway a security method would be needed in this case because we do not know how is going the package to be transport and who can be capturing in the middle.</text:p>
      <text:p text:style-name="Standard"/>
      <text:p text:style-name="Standard">WIRED vs WIRELESS</text:p>
      <text:p text:style-name="Standard"/>
      <text:p text:style-name="Standard">As we can see a security method is needed when we are working with sensible data in any case. But is more critical when we are connected through a wireless network, because our traffic can be sniffed by somebody who is enough close to the access point. There are many tools for doing that like: Kismet, Airsnort, Network Stumbler, etc.</text:p>
      <text:p text:style-name="Standard"/>
      <text:p text:style-name="Standard">So in this case we should following some measures like: encrypt all our traffic with WPA or WEP, <text:s/>do not broadcast our SSID, enable MAC filtering (although this is not enough by itself, because the MAC address could be duplicated), etc.</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txozas</meta:initial-creator>
    <meta:creation-date>2007-10-23T00:46:17</meta:creation-date>
    <dc:creator>txozas</dc:creator>
    <dc:date>2007-10-26T04:25:04</dc:date>
    <meta:editing-cycles>19</meta:editing-cycles>
    <meta:editing-duration>PT1H4M18S</meta:editing-duration>
    <meta:user-defined meta:name="Info 1"/>
    <meta:user-defined meta:name="Info 2"/>
    <meta:user-defined meta:name="Info 3"/>
    <meta:user-defined meta:name="Info 4"/>
    <meta:document-statistic meta:table-count="0" meta:image-count="0" meta:object-count="0" meta:page-count="2" meta:paragraph-count="24" meta:word-count="641" meta:character-count="3513"/>
  </office:meta>
</office:document-meta>
</file>